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80000007E352F87A9E8BC91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1af" officeooo:paragraph-rsid="001a61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Write a program to print the binary representation of a number using loops.</text:p>
      <text:p text:style-name="P1"/>
      <text:p text:style-name="P1">Code:</text:p>
      <text:p text:style-name="P1"/>
      <text:p text:style-name="Standard">#include &lt;stdio.h&gt;</text:p>
      <text:p text:style-name="Standard"/>
      <text:p text:style-name="Standard">int main() </text:p>
      <text:p text:style-name="Standard">{</text:p>
      <text:p text:style-name="Standard"><text:s text:c="4"/>int n, binary[32], i = 0;</text:p>
      <text:p text:style-name="Standard"/>
      <text:p text:style-name="Standard"><text:s text:c="4"/>printf("Enter a number: ");</text:p>
      <text:p text:style-name="Standard"><text:s text:c="4"/>scanf("%d", &amp;n);</text:p>
      <text:p text:style-name="Standard"/>
      <text:p text:style-name="Standard"><text:s text:c="4"/>if (n == 0) {</text:p>
      <text:p text:style-name="Standard"><text:s text:c="8"/>printf("Binary: 0");</text:p>
      <text:p text:style-name="Standard"><text:s text:c="8"/>return 0;</text:p>
      <text:p text:style-name="Standard"><text:s text:c="4"/>}</text:p>
      <text:p text:style-name="Standard"/>
      <text:p text:style-name="Standard"><text:s text:c="4"/>while (n &gt; 0) {</text:p>
      <text:p text:style-name="Standard"><text:s text:c="8"/>binary[i] = n % 2;</text:p>
      <text:p text:style-name="Standard"><text:s text:c="8"/>n = n / 2;</text:p>
      <text:p text:style-name="Standard"><text:s text:c="8"/>i++;</text:p>
      <text:p text:style-name="Standard"><text:s text:c="4"/>}</text:p>
      <text:p text:style-name="Standard"/>
      <text:p text:style-name="Standard"><text:s text:c="4"/>printf("Binary: ");</text:p>
      <text:p text:style-name="Standard"><text:s text:c="4"/>for (int j = i - 1; j &gt;= 0; j--) {</text:p>
      <text:p text:style-name="Standard"><text:s text:c="8"/>printf("%d", binary[j]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P1"><draw:frame draw:style-name="fr1" draw:name="Image1" text:anchor-type="char" svg:x="-0.681cm" svg:y="0.524cm" svg:width="12.543cm" svg:height="4.131cm" draw:z-index="0"><draw:image xlink:href="Pictures/10000001000004C80000007E352F87A9E8BC91AA.png" xlink:type="simple" xlink:show="embed" xlink:actuate="onLoad" draw:mime-type="image/png"/></draw:frame>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06:33.755258791</meta:creation-date>
    <dc:date>2026-01-07T10:10:31.571346276</dc:date>
    <meta:editing-duration>PT4M</meta:editing-duration>
    <meta:editing-cycles>1</meta:editing-cycles>
    <meta:document-statistic meta:table-count="0" meta:image-count="1" meta:object-count="0" meta:page-count="1" meta:paragraph-count="24" meta:word-count="80" meta:character-count="458" meta:non-whitespace-character-count="310"/>
    <meta:generator>LibreOffice/7.3.7.2$Linux_X86_64 LibreOffice_project/30$Build-2</meta:generator>
  </office:meta>
</office:document-meta>
</file>